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d3f0" officeooo:paragraph-rsid="000dd3f0"/>
    </style:style>
    <style:style style:name="P2" style:family="paragraph" style:parent-style-name="Standard">
      <style:text-properties officeooo:rsid="000dd3f0" officeooo:paragraph-rsid="000f4aaf"/>
    </style:style>
    <style:style style:name="P3" style:family="paragraph" style:parent-style-name="Standard">
      <style:text-properties officeooo:rsid="000f4aaf" officeooo:paragraph-rsid="000f4aaf"/>
    </style:style>
    <style:style style:name="P4" style:family="paragraph" style:parent-style-name="Standard">
      <style:text-properties officeooo:paragraph-rsid="000f4aaf"/>
    </style:style>
    <style:style style:name="P5" style:family="paragraph" style:parent-style-name="Standard">
      <style:text-properties officeooo:rsid="00148c1e" officeooo:paragraph-rsid="00148c1e"/>
    </style:style>
    <style:style style:name="P6" style:family="paragraph" style:parent-style-name="Standard">
      <style:text-properties officeooo:rsid="000f4aaf" officeooo:paragraph-rsid="000f4aaf"/>
    </style:style>
    <style:style style:name="T1" style:family="text">
      <style:text-properties officeooo:rsid="000f4aaf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officeooo:rsid="000f4aaf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) Inizialmente il punto di vista ed il paesaggio sono descritti da un punto molto vicino all'autore, ovvero quello di un viandante che rimane stupito da tutti i possedimenti che aveva Mazzarò. Succesivamente sopraggiunge il punto di vista del letteghiere che mette in evidenzia il contrasto tra la ricchezza di Mazzarrò e la sua effettiva qualità della vita.</text:p>
      <text:p text:style-name="P1">Infine l'ultimo punto di vista è molto più vicino a quello del protagonista, che comprende le ragioni di Mazzarò.</text:p>
      <text:p text:style-name="P1"/>
      <text:p text:style-name="P2">4) Progredendo con la narrazione si capisce che <text:s/>inizialmente Mazzarò era un povero contadino e che sottostava ad un Barone, proprietario terriero. Poi tale situazione verrà ribaltata grazie alla furbizia che lo porterà a vestire i panni del grande proprietario terriero.</text:p>
      <text:p text:style-name="P2"><text:span text:style-name="T1">A livello familiare invece rimase completamente solo</text:span> <text:span text:style-name="T1">dopo l'avvenuta morte della madre. Poiché egli si dedicava solo alla Roba e gli interessava solo di quello.</text:span></text:p>
      <text:p text:style-name="P5">Investiva tutte le somme di denaro in terre e viveva come se fosse terre.</text:p>
      <text:p text:style-name="P5"/>
      <text:p text:style-name="P4"><text:span text:style-name="T1">5)</text:span><text:span text:style-name="T5"> </text:span><text:span text:style-name="T3">La sua ascesa sociale ed economica, raccontata nella seconda parte della novella, viene espressa dal punto di vista di un narratore popolare che condivide o comunque considerare normali i tratti che caratterizzano la sua vita.</text:span><text:span text:style-name="T4"> </text:span></text:p>
      <text:p text:style-name="P3"/>
      <text:p text:style-name="P3">6) Il contenuto nella terza parte è più drammatico perchè viene narrata la frustrazione che Mazzarò prova dinanzi all'ingiustizia della vita: Egli che aveva accumulato tutta quella Roba negli anni era destinato a morire a breve termine, mentre un ragazzo povero che non aveva nulla, ha ancora tutta la vita davanti.</text:p>
      <text:p text:style-name="P5">Lo stile è più serrato, come se le azioni accadessero in quel momento.</text:p>
      <text:p text:style-name="P3"/>
      <text:p text:style-name="P3">7) La morale è che non ha senso possedere tanti beni e tanta ricchezza, se poi non si gode mai dei propri averi o della felicità della propria famiglia.</text:p>
      <text:p text:style-name="P3">In una sola frase si può riassumere tutto il concetto in: <text:span text:style-name="T2">"I soldi non fanno la felicità"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54S</meta:editing-duration>
    <meta:editing-cycles>6</meta:editing-cycles>
    <meta:generator>LibreOffice/5.2.1.2$Windows_x86 LibreOffice_project/31dd62db80d4e60af04904455ec9c9219178d620</meta:generator>
    <dc:date>2017-10-19T13:35:22.828000000</dc:date>
    <meta:document-statistic meta:table-count="0" meta:image-count="0" meta:object-count="0" meta:page-count="1" meta:paragraph-count="10" meta:word-count="303" meta:character-count="1834" meta:non-whitespace-character-count="1538"/>
    <meta:user-defined meta:name="Info 1"/>
    <meta:user-defined meta:name="Info 2"/>
    <meta:user-defined meta:name="Info 3"/>
    <meta:user-defined meta:name="Info 4"/>
  </office:meta>
</office:document-meta>
</file>